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0661in"/>
    </style:style>
    <style:style style:name="co4" style:family="table-column">
      <style:table-column-properties fo:break-before="auto" style:column-width="0.67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000000"/>
      <style:text-properties style:use-window-font-color="true"/>
    </style:style>
  </office:automatic-styles>
  <office:body>
    <office:spreadsheet>
      <table:table table:name="sorted selec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7inova_003138_04_84_8a_00_31_38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string">
            <text:p>SANDER_1c_af_f7_18_0e_4a</text:p>
          </table:table-cell>
          <table:table-cell office:value-type="float" office:value="-89">
            <text:p>-89</text:p>
          </table:table-cell>
        </table:table-row>
        <table:table-row table:style-name="ro1">
          <table:table-cell office:value-type="string">
            <text:p>SitecomC2D19C_00_0c_f6_c2_d1_9c</text:p>
          </table:table-cell>
          <table:table-cell office:value-type="float" office:value="-89">
            <text:p>-89</text:p>
          </table:table-cell>
        </table:table-row>
        <table:table-row table:style-name="ro2">
          <table:table-cell office:value-type="string">
            <text:p>TarValon_58_6d_8f_cb_2d_e0</text:p>
          </table:table-cell>
          <table:table-cell office:value-type="float" office:value="-89">
            <text:p>-89</text:p>
          </table:table-cell>
        </table:table-row>
        <table:table-row table:style-name="ro2">
          <table:table-cell office:value-type="string">
            <text:p>KLINUX_00_0e_a6_27_4d_fb</text:p>
          </table:table-cell>
          <table:table-cell office:value-type="float" office:value="-88">
            <text:p>-88</text:p>
          </table:table-cell>
        </table:table-row>
        <table:table-row table:style-name="ro2">
          <table:table-cell office:value-type="string">
            <text:p>_00_19_aa_76_70_00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office:value-type="string">
            <text:p>C150BRS4_00_22_f7_20_a1_98</text:p>
          </table:table-cell>
          <table:table-cell office:value-type="float" office:value="-85">
            <text:p>-85</text:p>
          </table:table-cell>
        </table:table-row>
        <table:table-row table:style-name="ro2">
          <table:table-cell office:value-type="string">
            <text:p>mfold-linksys_00_25_9c_ca_87_ee</text:p>
          </table:table-cell>
          <table:table-cell office:value-type="float" office:value="-84">
            <text:p>-84</text:p>
          </table:table-cell>
        </table:table-row>
        <table:table-row table:style-name="ro2">
          <table:table-cell office:value-type="string">
            <text:p>sape_20_c9_d0_18_43_f3</text:p>
          </table:table-cell>
          <table:table-cell office:value-type="float" office:value="-84">
            <text:p>-84</text:p>
          </table:table-cell>
        </table:table-row>
        <table:table-row table:style-name="ro2">
          <table:table-cell table:style-name="ce1" office:value-type="string">
            <text:p>TUvisitor_1c_aa_07_7b_37_dc</text:p>
          </table:table-cell>
          <table:table-cell office:value-type="float" office:value="-82">
            <text:p>-82</text:p>
          </table:table-cell>
        </table:table-row>
        <table:table-row table:style-name="ro2">
          <table:table-cell table:style-name="ce1" office:value-type="string">
            <text:p>mfold-dlink_00_26_5a_a9_99_46</text:p>
          </table:table-cell>
          <table:table-cell office:value-type="float" office:value="-82">
            <text:p>-82</text:p>
          </table:table-cell>
        </table:table-row>
        <table:table-row table:style-name="ro1">
          <table:table-cell table:style-name="ce1" office:value-type="string">
            <text:p>SLDE-™-2_5c_96_9d_65_76_8d</text:p>
          </table:table-cell>
          <table:table-cell office:value-type="float" office:value="-81">
            <text:p>-81</text:p>
          </table:table-cell>
        </table:table-row>
        <table:table-row table:style-name="ro1">
          <table:table-cell table:style-name="ce1" office:value-type="string">
            <text:p>P2P-Next_5c_d9_98_e3_e6_c4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table:style-name="ce1" office:value-type="string">
            <text:p>sape_20_c9_d0_18_43_f4</text:p>
          </table:table-cell>
          <table:table-cell office:value-type="float" office:value="-80">
            <text:p>-80</text:p>
          </table:table-cell>
        </table:table-row>
        <table:table-row table:style-name="ro1">
          <table:table-cell table:style-name="ce1" office:value-type="string">
            <text:p>SLDE-™-2 5GHz_5c_96_9d_65_76_8e</text:p>
          </table:table-cell>
          <table:table-cell office:value-type="float" office:value="-79">
            <text:p>-79</text:p>
          </table:table-cell>
        </table:table-row>
        <table:table-row table:style-name="ro2">
          <table:table-cell table:style-name="ce1" office:value-type="string">
            <text:p>P2PROSHANGUPTA-PC_78_e4_00_dc_ca_0e</text:p>
          </table:table-cell>
          <table:table-cell office:value-type="float" office:value="-78">
            <text:p>-78</text:p>
          </table:table-cell>
        </table:table-row>
        <table:table-row table:style-name="ro2">
          <table:table-cell table:style-name="ce2" office:value-type="string">
            <text:p>Conferentie-TUD_00_1b_90_76_ce_16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table:style-name="ce1" office:value-type="string">
            <text:p>TUvisitor_00_1b_90_76_ce_13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table:style-name="ce1" office:value-type="string">
            <text:p>tudelft-dastud_00_1b_90_76_ce_14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table:style-name="ce1" office:value-type="string">
            <text:p>eduroam_00_1b_90_76_ce_10</text:p>
          </table:table-cell>
          <table:table-cell office:value-type="float" office:value="-76">
            <text:p>-76</text:p>
          </table:table-cell>
        </table:table-row>
        <table:table-row table:style-name="ro2">
          <table:table-cell table:style-name="ce1" office:value-type="string">
            <text:p>Conferentie-TUD_1c_aa_07_7b_37_d6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table:style-name="ce1" office:value-type="string">
            <text:p>TUvisitor_1c_aa_07_7b_37_d3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table:style-name="ce1" office:value-type="string">
            <text:p>eduroam_1c_aa_07_7b_37_d0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table:style-name="ce1" office:value-type="string">
            <text:p>tudelft-dastud_1c_aa_07_7b_37_d4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table:style-name="ce1" office:value-type="string">
            <text:p>TUvisitor_00_1b_90_76_d3_fc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table:style-name="ce1" office:value-type="string">
            <text:p>Conferentie-TUD_00_1b_90_76_d3_f6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Conferentie-TUD_00_1b_90_76_d3_f9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TUvisitor_00_1b_90_76_d3_f3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eduroam_00_1b_90_76_d3_ff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tudelft-dastud_00_1b_90_76_d3_f4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tudelft-dastud_00_1b_90_76_d3_fb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table:style-name="ce1" office:value-type="string">
            <text:p>eduroam_00_1b_90_76_d3_f0</text:p>
          </table:table-cell>
          <table:table-cell office:value-type="float" office:value="-68">
            <text:p>-68</text:p>
          </table:table-cell>
        </table:table-row>
        <table:table-row table:style-name="ro2">
          <table:table-cell table:style-name="ce1" office:value-type="string">
            <text:p>TUvisitor_1c_aa_07_7b_39_13</text:p>
          </table:table-cell>
          <table:table-cell office:value-type="float" office:value="-67">
            <text:p>-67</text:p>
          </table:table-cell>
        </table:table-row>
        <table:table-row table:style-name="ro2">
          <table:table-cell office:value-type="string">
            <text:p>Conferentie-TUD_1c_aa_07_7b_28_09</text:p>
          </table:table-cell>
          <table:table-cell office:value-type="float" office:value="-65">
            <text:p>-65</text:p>
          </table:table-cell>
        </table:table-row>
        <table:table-row table:style-name="ro2">
          <table:table-cell office:value-type="string">
            <text:p>TUvisitor_1c_aa_07_7b_28_0c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office:value-type="string">
            <text:p>eduroam_1c_aa_07_7b_28_0f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office:value-type="string">
            <text:p>tudelft-dastud_1c_aa_07_7b_28_0b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office:value-type="string">
            <text:p>TUvisitor_1c_aa_07_7b_28_03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office:value-type="string">
            <text:p>eduroam_1c_aa_07_7b_28_00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office:value-type="string">
            <text:p>tudelft-dastud_1c_aa_07_7b_28_04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office:value-type="string">
            <text:p>Conferentie-TUD_1c_aa_07_7b_28_06</text:p>
          </table:table-cell>
          <table:table-cell office:value-type="float" office:value="-60">
            <text:p>-60</text:p>
          </table:table-cell>
        </table:table-row>
        <table:table-row table:style-name="ro1" table:number-rows-repeated="10485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filtered by std" table:style-name="ta1">
        <table:table-column table:style-name="co3" table:default-cell-style-name="ce3"/>
        <table:table-column table:style-name="co4" table:default-cell-style-name="Default"/>
        <table:table-row table:style-name="ro1">
          <table:table-cell table:style-name="Default" office:value-type="string">
            <text:p>7inova_003138_04_84_8a_00_31_38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table:style-name="Default" office:value-type="string">
            <text:p>SANDER_1c_af_f7_18_0e_4a</text:p>
          </table:table-cell>
          <table:table-cell office:value-type="float" office:value="-89">
            <text:p>-89</text:p>
          </table:table-cell>
        </table:table-row>
        <table:table-row table:style-name="ro1">
          <table:table-cell table:style-name="Default" office:value-type="string">
            <text:p>SitecomC2D19C_00_0c_f6_c2_d1_9c</text:p>
          </table:table-cell>
          <table:table-cell office:value-type="float" office:value="-89">
            <text:p>-89</text:p>
          </table:table-cell>
        </table:table-row>
        <table:table-row table:style-name="ro2">
          <table:table-cell table:style-name="Default" office:value-type="string">
            <text:p>TarValon_58_6d_8f_cb_2d_e0</text:p>
          </table:table-cell>
          <table:table-cell office:value-type="float" office:value="-89">
            <text:p>-89</text:p>
          </table:table-cell>
        </table:table-row>
        <table:table-row table:style-name="ro2">
          <table:table-cell table:style-name="Default" office:value-type="string">
            <text:p>KLINUX_00_0e_a6_27_4d_fb</text:p>
          </table:table-cell>
          <table:table-cell office:value-type="float" office:value="-88">
            <text:p>-88</text:p>
          </table:table-cell>
        </table:table-row>
        <table:table-row table:style-name="ro2">
          <table:table-cell table:style-name="Default" office:value-type="string">
            <text:p>_00_19_aa_76_70_00</text:p>
          </table:table-cell>
          <table:table-cell office:value-type="float" office:value="-88">
            <text:p>-88</text:p>
          </table:table-cell>
        </table:table-row>
        <table:table-row table:style-name="ro1">
          <table:table-cell table:style-name="Default" office:value-type="string">
            <text:p>C150BRS4_00_22_f7_20_a1_98</text:p>
          </table:table-cell>
          <table:table-cell office:value-type="float" office:value="-85">
            <text:p>-85</text:p>
          </table:table-cell>
        </table:table-row>
        <table:table-row table:style-name="ro2">
          <table:table-cell table:style-name="Default" office:value-type="string">
            <text:p>mfold-linksys_00_25_9c_ca_87_ee</text:p>
          </table:table-cell>
          <table:table-cell office:value-type="float" office:value="-84">
            <text:p>-84</text:p>
          </table:table-cell>
        </table:table-row>
        <table:table-row table:style-name="ro2">
          <table:table-cell table:style-name="Default" office:value-type="string">
            <text:p>sape_20_c9_d0_18_43_f3</text:p>
          </table:table-cell>
          <table:table-cell office:value-type="float" office:value="-84">
            <text:p>-84</text:p>
          </table:table-cell>
        </table:table-row>
        <table:table-row table:style-name="ro2">
          <table:table-cell office:value-type="string">
            <text:p>TUvisitor_1c_aa_07_7b_37_dc</text:p>
          </table:table-cell>
          <table:table-cell office:value-type="float" office:value="-82">
            <text:p>-82</text:p>
          </table:table-cell>
        </table:table-row>
        <table:table-row table:style-name="ro2">
          <table:table-cell office:value-type="string">
            <text:p>mfold-dlink_00_26_5a_a9_99_46</text:p>
          </table:table-cell>
          <table:table-cell office:value-type="float" office:value="-82">
            <text:p>-82</text:p>
          </table:table-cell>
        </table:table-row>
        <table:table-row table:style-name="ro1">
          <table:table-cell office:value-type="string">
            <text:p>SLDE-™-2_5c_96_9d_65_76_8d</text:p>
          </table:table-cell>
          <table:table-cell office:value-type="float" office:value="-81">
            <text:p>-81</text:p>
          </table:table-cell>
        </table:table-row>
        <table:table-row table:style-name="ro1">
          <table:table-cell office:value-type="string">
            <text:p>P2P-Next_5c_d9_98_e3_e6_c4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string">
            <text:p>sape_20_c9_d0_18_43_f4</text:p>
          </table:table-cell>
          <table:table-cell office:value-type="float" office:value="-80">
            <text:p>-80</text:p>
          </table:table-cell>
        </table:table-row>
        <table:table-row table:style-name="ro1">
          <table:table-cell office:value-type="string">
            <text:p>SLDE-™-2 5GHz_5c_96_9d_65_76_8e</text:p>
          </table:table-cell>
          <table:table-cell office:value-type="float" office:value="-79">
            <text:p>-79</text:p>
          </table:table-cell>
        </table:table-row>
        <table:table-row table:style-name="ro2">
          <table:table-cell office:value-type="string">
            <text:p>P2PROSHANGUPTA-PC_78_e4_00_dc_ca_0e</text:p>
          </table:table-cell>
          <table:table-cell office:value-type="float" office:value="-78">
            <text:p>-78</text:p>
          </table:table-cell>
        </table:table-row>
        <table:table-row table:style-name="ro2">
          <table:table-cell table:style-name="ce4" office:value-type="string">
            <text:p>Conferentie-TUD_00_1b_90_76_ce_16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office:value-type="string">
            <text:p>TUvisitor_00_1b_90_76_ce_13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office:value-type="string">
            <text:p>tudelft-dastud_00_1b_90_76_ce_14</text:p>
          </table:table-cell>
          <table:table-cell office:value-type="float" office:value="-77">
            <text:p>-77</text:p>
          </table:table-cell>
        </table:table-row>
        <table:table-row table:style-name="ro2">
          <table:table-cell office:value-type="string">
            <text:p>eduroam_00_1b_90_76_ce_10</text:p>
          </table:table-cell>
          <table:table-cell office:value-type="float" office:value="-76">
            <text:p>-76</text:p>
          </table:table-cell>
        </table:table-row>
        <table:table-row table:style-name="ro2">
          <table:table-cell office:value-type="string">
            <text:p>Conferentie-TUD_1c_aa_07_7b_37_d6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office:value-type="string">
            <text:p>TUvisitor_1c_aa_07_7b_37_d3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office:value-type="string">
            <text:p>eduroam_1c_aa_07_7b_37_d0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office:value-type="string">
            <text:p>tudelft-dastud_1c_aa_07_7b_37_d4</text:p>
          </table:table-cell>
          <table:table-cell office:value-type="float" office:value="-74">
            <text:p>-74</text:p>
          </table:table-cell>
        </table:table-row>
        <table:table-row table:style-name="ro2">
          <table:table-cell office:value-type="string">
            <text:p>TUvisitor_00_1b_90_76_d3_fc</text:p>
          </table:table-cell>
          <table:table-cell office:value-type="float" office:value="-70">
            <text:p>-70</text:p>
          </table:table-cell>
        </table:table-row>
        <table:table-row table:style-name="ro2">
          <table:table-cell office:value-type="string">
            <text:p>Conferentie-TUD_00_1b_90_76_d3_f6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Conferentie-TUD_00_1b_90_76_d3_f9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TUvisitor_00_1b_90_76_d3_f3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eduroam_00_1b_90_76_d3_ff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tudelft-dastud_00_1b_90_76_d3_f4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tudelft-dastud_00_1b_90_76_d3_fb</text:p>
          </table:table-cell>
          <table:table-cell office:value-type="float" office:value="-69">
            <text:p>-69</text:p>
          </table:table-cell>
        </table:table-row>
        <table:table-row table:style-name="ro2">
          <table:table-cell office:value-type="string">
            <text:p>eduroam_00_1b_90_76_d3_f0</text:p>
          </table:table-cell>
          <table:table-cell office:value-type="float" office:value="-68">
            <text:p>-68</text:p>
          </table:table-cell>
        </table:table-row>
        <table:table-row table:style-name="ro2">
          <table:table-cell office:value-type="string">
            <text:p>TUvisitor_1c_aa_07_7b_39_13</text:p>
          </table:table-cell>
          <table:table-cell office:value-type="float" office:value="-67">
            <text:p>-67</text:p>
          </table:table-cell>
        </table:table-row>
        <table:table-row table:style-name="ro2">
          <table:table-cell table:style-name="Default" office:value-type="string">
            <text:p>Conferentie-TUD_1c_aa_07_7b_28_09</text:p>
          </table:table-cell>
          <table:table-cell office:value-type="float" office:value="-65">
            <text:p>-65</text:p>
          </table:table-cell>
        </table:table-row>
        <table:table-row table:style-name="ro2">
          <table:table-cell table:style-name="Default" office:value-type="string">
            <text:p>TUvisitor_1c_aa_07_7b_28_0c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table:style-name="Default" office:value-type="string">
            <text:p>eduroam_1c_aa_07_7b_28_0f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table:style-name="Default" office:value-type="string">
            <text:p>tudelft-dastud_1c_aa_07_7b_28_0b</text:p>
          </table:table-cell>
          <table:table-cell office:value-type="float" office:value="-64">
            <text:p>-64</text:p>
          </table:table-cell>
        </table:table-row>
        <table:table-row table:style-name="ro2">
          <table:table-cell table:style-name="Default" office:value-type="string">
            <text:p>TUvisitor_1c_aa_07_7b_28_03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table:style-name="Default" office:value-type="string">
            <text:p>eduroam_1c_aa_07_7b_28_00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table:style-name="Default" office:value-type="string">
            <text:p>tudelft-dastud_1c_aa_07_7b_28_04</text:p>
          </table:table-cell>
          <table:table-cell office:value-type="float" office:value="-62">
            <text:p>-62</text:p>
          </table:table-cell>
        </table:table-row>
        <table:table-row table:style-name="ro2">
          <table:table-cell table:style-name="Default" office:value-type="string">
            <text:p>Conferentie-TUD_1c_aa_07_7b_28_06</text:p>
          </table:table-cell>
          <table:table-cell office:value-type="float" office:value="-60">
            <text:p>-60</text:p>
          </table:table-cell>
        </table:table-row>
      </table:table>
      <table:named-expressions/>
      <table:database-ranges>
        <table:database-range table:name="__Anonymous_Sheet_DB__0" table:target-range-address="'sorted selection'.A1:'sorted selection'.B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 style:data-style-name="N2" text:time-value="0000-00-00T15:21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</meta:initial-creator>
    <meta:creation-date>2014-05-30T15:07:45</meta:creation-date>
    <dc:date>2014-05-31T15:29:45</dc:date>
    <dc:creator>Luis </dc:creator>
    <meta:editing-duration>PT4H57M54S</meta:editing-duration>
    <meta:editing-cycles>3</meta:editing-cycles>
    <meta:generator>LibreOffice/4.0.2.2$Linux_x86 LibreOffice_project/400m0$Build-2</meta:generator>
    <meta:document-statistic meta:table-count="2" meta:cell-count="164" meta:object-count="0"/>
  </office:meta>
</office:document-meta>
</file>